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5e0" officeooo:paragraph-rsid="001915e0"/>
    </style:style>
    <style:style style:name="P2" style:family="paragraph" style:parent-style-name="Standard">
      <style:text-properties officeooo:rsid="001a321d" officeooo:paragraph-rsid="001a321d"/>
    </style:style>
    <style:style style:name="P3" style:family="paragraph" style:parent-style-name="Standard">
      <style:text-properties officeooo:rsid="001a35b7" officeooo:paragraph-rsid="001a35b7"/>
    </style:style>
    <style:style style:name="P4" style:family="paragraph" style:parent-style-name="Standard">
      <style:text-properties officeooo:paragraph-rsid="001a35b7"/>
    </style:style>
    <style:style style:name="P5" style:family="paragraph" style:parent-style-name="Standard">
      <style:text-properties officeooo:rsid="001baea4" officeooo:paragraph-rsid="001baea4"/>
    </style:style>
    <style:style style:name="P6" style:family="paragraph" style:parent-style-name="Text_20_body">
      <style:text-properties officeooo:rsid="001baea4" officeooo:paragraph-rsid="001baea4"/>
    </style:style>
    <style:style style:name="P7" style:family="paragraph" style:parent-style-name="Text_20_body">
      <style:text-properties officeooo:paragraph-rsid="001baea4"/>
    </style:style>
    <style:style style:name="P8" style:family="paragraph" style:parent-style-name="Text_20_body">
      <style:text-properties officeooo:rsid="001e9bd3" officeooo:paragraph-rsid="001e9bd3"/>
    </style:style>
    <style:style style:name="P9" style:family="paragraph" style:parent-style-name="Text_20_body">
      <style:text-properties officeooo:rsid="001f7a9e" officeooo:paragraph-rsid="001f7a9e"/>
    </style:style>
    <style:style style:name="P10" style:family="paragraph" style:parent-style-name="Text_20_body">
      <style:text-properties officeooo:paragraph-rsid="001f7a9e"/>
    </style:style>
    <style:style style:name="P11" style:family="paragraph" style:parent-style-name="Text_20_body">
      <style:text-properties officeooo:rsid="0020a0c7" officeooo:paragraph-rsid="0020a0c7"/>
    </style:style>
    <style:style style:name="P12" style:family="paragraph" style:parent-style-name="Text_20_body">
      <style:text-properties officeooo:rsid="0020a0c7" officeooo:paragraph-rsid="00222ae6"/>
    </style:style>
    <style:style style:name="P13" style:family="paragraph" style:parent-style-name="Text_20_body">
      <style:text-properties officeooo:rsid="00254bf4" officeooo:paragraph-rsid="00254bf4"/>
    </style:style>
    <style:style style:name="P14" style:family="paragraph" style:parent-style-name="Text_20_body">
      <style:text-properties officeooo:rsid="00259f40" officeooo:paragraph-rsid="00259f40"/>
    </style:style>
    <style:style style:name="T1" style:family="text">
      <style:text-properties officeooo:rsid="001a321d"/>
    </style:style>
    <style:style style:name="T2" style:family="text">
      <style:text-properties officeooo:rsid="001a35b7"/>
    </style:style>
    <style:style style:name="T3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4" style:family="text">
      <style:text-properties officeooo:rsid="001baea4"/>
    </style:style>
    <style:style style:name="T5" style:family="text">
      <style:text-properties officeooo:rsid="001f7a9e"/>
    </style:style>
    <style:style style:name="T6" style:family="text">
      <style:text-properties officeooo:rsid="00221035"/>
    </style:style>
    <style:style style:name="T7" style:family="text">
      <style:text-properties officeooo:rsid="00222ae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ая работа:</text:p>
      <text:p text:style-name="P1">тема: Обнаружение мошенничества с кредитными картами.</text:p>
      <text:p text:style-name="P1"/>
      <text:p text:style-name="P1"/>
      <text:p text:style-name="P1">Содержание:</text:p>
      <text:p text:style-name="P1">1. Введение. Проблема и ее актуальность. Необходимость решения. Мои цели и задачи.</text:p>
      <text:p text:style-name="P1">2. Инструменты для ее решения.</text:p>
      <text:p text:style-name="P1">3. Архитектура приложения.</text:p>
      <text:p text:style-name="P1">3.1 База данных.</text:p>
      <text:p text:style-name="P1">3.2 EDA.</text:p>
      <text:p text:style-name="P1">3.3 Модели.</text:p>
      <text:p text:style-name="P1">4. Описание EDA.</text:p>
      <text:p text:style-name="P1">5. Описание моделей решения и их математики.</text:p>
      <text:p text:style-name="P1">6. вывод/ выбор лучшего решения. Правила пользования.</text:p>
      <text:p text:style-name="P1">7. Перспективы.</text:p>
      <text:p text:style-name="P1">8. Литература.</text:p>
      <text:p text:style-name="P1"/>
      <text:p text:style-name="P1"/>
      <text:p text:style-name="P1">Глава 0. Знакомство.</text:p>
      <text:p text:style-name="P1">Добрый день, уважаемые преподаватели и товарищи по цеху. <text:s/><text:span text:style-name="T1">Я Пастушенко Антон и тема моей работы “Обнаружение мошенничества с кредитными картами”. На протяжении 7 минут я расскажу вам обо всем простым языком.</text:span></text:p>
      <text:p text:style-name="P1"/>
      <text:p text:style-name="P2">Глава1. Введение.</text:p>
      <text:p text:style-name="P3">Реальность.</text:p>
      <text:p text:style-name="P2">В постоянно развивающемся современном мире люди пользуются банковскими картами. Все больше в нашу жизнь приходит безначичный расчет за услуги. Мы расплачиваемся картами в магазинах, кафе, заведениях, транспорте и так далее. Но большинство транзакций происходит через интернет. <text:span text:style-name="T2">Абсолютное большинство денежных сделок происходят безналично. Просто перечисляют деньги на счет банка с другого счета. А реальные деньги просто лежат в хранилищах и выполняют другие функции.</text:span> <text:span text:style-name="T2">В данной работе будем дальше рассматривать только <text:s/>безналичные транзакции.</text:span></text:p>
      <text:p text:style-name="P2"/>
      <text:p text:style-name="P3">Наиболее распространенные сферы использования банковских карт/безналичного расчета:</text:p>
      <text:p text:style-name="P3">1. Розничная торговля. Более 70% всех операций с картами относятся к этой сфере.</text:p>
      <text:p text:style-name="P4"><text:span text:style-name="T2">2. Онлайн-покупки. </text:span><text:span text:style-name="T3">С каждым годом все больше людей делают покупки через интернет, поэтому онлайн-торговля становится все более популярной. Более 20% всех операций с банковскими картами относятся к онлайн-покупкам.</text:span></text:p>
      <text:p text:style-name="P4"><text:span text:style-name="T2">3. </text:span>Путешествия: Оплата гостиниц, билетов на самолет и других туристических услуг - это еще одна распространенная сфера использования банковских карт. По статистике, около 7% всех операций с банковскими картами относятся к путешествиям.</text:p>
      <text:p text:style-name="P4"><text:span text:style-name="T2">4. </text:span>Ресторанный бизнес: Оплата в ресторанах и кафе - это еще один вид операций, который становится все популярнее. По статистике, около 3% всех операций с банковскими картами относятся к ресторанным услугам.</text:p>
      <text:p text:style-name="P4"><text:span text:style-name="T2">5. </text:span>Здравоохранение: Оплата медицинских услуг, страховок и лекарств также может производиться с помощью банковских карт. Этот вид операций составляет около 2% от всех операций с банковскими картами.</text:p>
      <text:p text:style-name="P4"><text:soft-page-break/><text:span text:style-name="T2">6. </text:span>Развлечения: Билеты в кино, театр, концерты и другие развлекательные мероприятия также можно приобрести с помощью банковских карт. Они составляют около 1% всех операций с банковскими картами.</text:p>
      <text:p text:style-name="P3"/>
      <text:p text:style-name="P3">** пирог</text:p>
      <text:p text:style-name="P3"/>
      <text:p text:style-name="P5">Проблема и ее актуальность.</text:p>
      <text:p text:style-name="P5">Так как эти операции проводятся через интернет, то к ним можно получить доступ и нанести тем самым ущерб. Сорвать сделку и многие люди потеряют работу. Не закупить оборудование и люди в больницах будут чувствовать себя плохо. Простое хищение средств, незаконный перевод на другой счет. Даже закупить, но не тот материал – и здание рухнет через год. Это были частные примеры. Чтобы ближе понять проблему. Если смотреть шире, то мошенничество может приводить к:</text:p>
      <text:p text:style-name="P6">1. Финансовые потери: Когда карта крадется или ее данные компрометируются, мошенники могут использовать ее для совершения покупок и снятия денег со счета без разрешения владельца карты. Это может привести к серьезным финансовым потерям для клиента, банка и других организаций.</text:p>
      <text:p text:style-name="P7"><text:span text:style-name="T4">2. </text:span>Ущерб репутации: Если банк не защищает своих клиентов от мошеннических операций, это может негативно повлиять на его репутацию. Клиенты могут потерять доверие к банку и перейти к конкурентам, что может привести к серьезным финансовым потерям.</text:p>
      <text:p text:style-name="P7"><text:span text:style-name="T4">3. </text:span>Негативный влияние на экономику: Мошенничество с кредитными картами может привести к негативным последствиям для экономики в целом. Это может привести к увеличению стоимости кредитования и ухудшению кредитного рейтинга в стране.</text:p>
      <text:p text:style-name="P7"><text:span text:style-name="T4">4. </text:span>Угроза безопасности: Кража или компрометация данных клиентов может привести к серьезной угрозе их безопасности. Кроме того, мошенничество с кредитными картами может быть связано с другими видами преступлений, такими как кража личных данных и кибератаки.</text:p>
      <text:p text:style-name="P7"><text:span text:style-name="T4">5. </text:span>Увеличение расходов на безопасность: Для того, чтобы предотвратить мошенничество с кредитными картами, банки и другие организации вынуждены тратить большие деньги на усиление мер безопасности. Это может привести к увеличению расходов на безопасность для банков и других организаций, что может отразиться на клиентах в виде увеличения комиссий и сборов.</text:p>
      <text:p text:style-name="P6">На прямую влияет на качество жизни. Думаю, проблему мы уяснили.</text:p>
      <text:p text:style-name="P6"/>
      <text:p text:style-name="P6">Необходимость решения.</text:p>
      <text:p text:style-name="P9">Чтобы не было перечисленнх выше проблем, нужно находить решения. Рассмотим уже существущие.</text:p>
      <text:p text:style-name="P8">Уже сейчас активно находят решение проблем мошенничества. Банки внедряют новые технологии в свою систему транзакций.</text:p>
      <text:p text:style-name="P10"><text:span text:style-name="T5">1. </text:span>Мониторинг транзакций: Банки могут мониторить транзакции, чтобы обнаружить любую необычную активность, такую как большие покупки, покупки из других стран или транзакции, <text:soft-page-break/>произведенные в необычное время. Если банк обнаружит такую активность, он может связаться с владельцем карты, чтобы уточнить, была ли эта транзакция разрешена.</text:p>
      <text:p text:style-name="P10"><text:span text:style-name="T5">2. </text:span>Системы защиты от мошенничества: Банки используют различные системы защиты от мошенничества, такие как 3D Secure, которые требуют от владельца карты ввести дополнительный пароль или код подтверждения при совершении онлайн-транзакции. Это помогает защитить карту от несанкционированных покупок.</text:p>
      <text:p text:style-name="P10"><text:span text:style-name="T5">3. </text:span>Экспертная система анализа данных: Банки используют системы анализа данных, чтобы выявлять необычные паттерны транзакций и активности на карте. Эти системы могут быстро обнаруживать мошеннические схемы и предотвращать их до того, как они причинят серьезный ущерб.</text:p>
      <text:p text:style-name="P10"><text:span text:style-name="T5">4. </text:span>Фильтрация данных: Банки также используют фильтрацию данных для защиты от мошенничества. Это может включать в себя фильтрацию IP-адресов или блокировку определенных типов транзакций, которые могут быть связаны с мошенничеством.</text:p>
      <text:p text:style-name="P10"><text:span text:style-name="T5">5. </text:span>Использование технологии биометрии: Банки также могут использовать технологию биометрии, такую как сканирование отпечатков пальцев или распознавание лиц, чтобы подтвердить личность владельца карты. Это помогает предотвратить мошенничество, связанное с утерей карты или утечкой информации.</text:p>
      <text:p text:style-name="P10"><text:span text:style-name="T5">6. </text:span>Внедрение новых технологий: Банки постоянно ищут новые технологии, которые могут помочь улучшить безопасность и защиту от мошенничества. Например, некоторые банки начали использовать блокчейн-технологии для обеспечения безопасности транзакций.</text:p>
      <text:p text:style-name="P10"><text:span text:style-name="T5">7. </text:span>Сотрудничество с правоохранительными органами: Банки могут сотрудничать с правоохранительными органами, чтобы обнаружить и пресечь мошеннические операции, связанные с кредитными картами. Они могут обмениваться информацией и работать вместе для того, чтобы выявить мошенников и привлечь их к ответственности.</text:p>
      <text:p text:style-name="P10"/>
      <text:p text:style-name="P11">Мои цели и задачи.</text:p>
      <text:p text:style-name="P11">Целью моей курсовой работы является разработка системы классификации транзакций в реальном времени на мошенническую или нет. Чтобы пользователь при совершении транзакции проходил определенную процедуру, которая оценивает надежность его транзакции. <text:span text:style-name="T6">Затем можно передать эту оценку владельцу и банку для их дальнейших действий.</text:span></text:p>
      <text:p text:style-name="P11">Для этого мне нужно работать с личными данными клиента и данными о его транзакции. Следовательно мне нужно обеспечить безопасность хранения и обработки данных.</text:p>
      <text:p text:style-name="P12">Мне нужно выбрать значащие признаки из операции </text:p>
      <text:p text:style-name="P12"><text:span text:style-name="T7">На</text:span> основе их обучить модель бинарной классификации.</text:p>
      <text:p text:style-name="P12">Мне нужно интерпретировать результаты, выбрать подход. </text:p>
      <text:p text:style-name="P12"><text:span text:style-name="T7">С</text:span>делать выводы о транзакции.</text:p>
      <text:p text:style-name="P13"><text:soft-page-break/>2. Инструменты.</text:p>
      <text:p text:style-name="P13">Python</text:p>
      <text:p text:style-name="P13">Numpy</text:p>
      <text:p text:style-name="P13">Pandas</text:p>
      <text:p text:style-name="P13">Matplotlib</text:p>
      <text:p text:style-name="P13">Seaborn</text:p>
      <text:p text:style-name="P13">Scikit-learn</text:p>
      <text:p text:style-name="P13">PostgreSQL</text:p>
      <text:p text:style-name="P14">3. Архитектура приложения.</text:p>
      <text:p text:style-name="P14"/>
      <text:p text:style-name="P9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0:54:04.285894276</meta:creation-date>
    <dc:date>2023-04-11T15:19:41.445367948</dc:date>
    <meta:editing-duration>PT2H28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61" meta:word-count="987" meta:character-count="7301" meta:non-whitespace-character-count="6370"/>
  </office:meta>
</office:document-meta>
</file>